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35cm" fo:min-width="3.4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.35cm" fo:min-width="2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5cm" fo:min-width="1.9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65cm" fo:min-width="1.9cm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 fo:min-height="0.65cm" fo:min-width="1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00ff00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ffff00"/>
      <style:paragraph-properties fo:text-align="center"/>
      <style:text-properties fo:font-size="10pt" fo:font-weight="bold" style:font-size-asian="18pt" style:font-size-complex="18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ff0000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ff6633"/>
      <style:paragraph-properties fo:text-align="center"/>
      <style:text-properties fo:color="#ffffff" fo:font-size="10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ffffff" fo:font-size="10pt" fo:font-weight="bold" style:font-size-asian="18pt" style:font-size-complex="18pt"/>
    </style:style>
    <style:style style:name="P10" style:family="paragraph">
      <loext:graphic-properties draw:fill-color="#ff6633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0.6cm" svg:x="7.1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6cm" svg:x="7.1cm" svg:y="5.4cm">
          <text:p text:style-name="P1"><text:span text:style-name="T1">\Driver\di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cm" svg:height="0.6cm" svg:x="7.1cm" svg:y="3.9cm">
          <text:p text:style-name="P1"><text:span text:style-name="T1">\Driver\partmg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cm" svg:height="0.6cm" svg:x="7.1cm" svg:y="2.3cm">
          <text:p text:style-name="P1"><text:span text:style-name="T1">\Driver\truecry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0.6cm" svg:x="1.2cm" svg:y="6.9cm">
          <text:p text:style-name="P1"><text:span text:style-name="T1">\Driver\USBS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9cm" svg:height="0.6cm" svg:x="1cm" svg:y="5.4cm">
          <text:p text:style-name="P1"><text:span text:style-name="T1">\Device\Hardisk1\DR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3.4cm" svg:height="0.6cm" svg:x="1.2cm" svg:y="3.9cm">
          <text:p text:style-name="P5"><text:span text:style-name="T2">&lt;unnamed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3.4cm" svg:height="0.6cm" svg:x="1.2cm" svg:y="2.3cm">
          <text:p text:style-name="P5"><text:span text:style-name="T2">&lt;unnamed&gt;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4.6cm" svg:y1="7.2cm" svg:x2="7.1cm" svg:y2="7.2cm" draw:start-shape="id1" draw:start-glue-point="1" draw:end-shape="id2" draw:end-glue-point="3" svg:d="M4600 7200h2500" svg:viewBox="0 0 2501 1">
          <text:p/>
        </draw:connector>
        <draw:connector draw:style-name="gr6" draw:text-style-name="P8" draw:layer="layout" draw:type="curve" svg:x1="4.9cm" svg:y1="5.7cm" svg:x2="7.1cm" svg:y2="5.7cm" draw:start-shape="id3" draw:start-glue-point="1" draw:end-shape="id4" draw:end-glue-point="3" svg:d="M4900 5700h2200" svg:viewBox="0 0 2201 1">
          <text:p/>
        </draw:connector>
        <draw:connector draw:style-name="gr6" draw:text-style-name="P8" draw:layer="layout" draw:type="curve" svg:x1="4.6cm" svg:y1="4.2cm" svg:x2="7.1cm" svg:y2="4.2cm" draw:start-shape="id5" draw:start-glue-point="1" draw:end-shape="id6" draw:end-glue-point="3" svg:d="M4600 4200h2500" svg:viewBox="0 0 2501 1">
          <text:p/>
        </draw:connector>
        <draw:connector draw:style-name="gr6" draw:text-style-name="P8" draw:layer="layout" draw:type="curve" svg:x1="4.6cm" svg:y1="2.6cm" svg:x2="7.1cm" svg:y2="2.6cm" draw:start-shape="id7" draw:start-glue-point="1" draw:end-shape="id8" draw:end-glue-point="3" svg:d="M4600 2600h2500" svg:viewBox="0 0 2501 1">
          <text:p/>
        </draw:connector>
        <draw:connector draw:style-name="gr7" draw:text-style-name="P8" draw:layer="layout" draw:type="curve" svg:x1="2.9cm" svg:y1="3.9cm" svg:x2="2.95cm" svg:y2="5.4cm" draw:start-shape="id5" draw:end-shape="id3" draw:end-glue-point="0" svg:d="M2900 3900c0-751 50-1501 50 1500" svg:viewBox="0 0 51 2173">
          <text:p/>
        </draw:connector>
        <draw:connector draw:style-name="gr7" draw:text-style-name="P8" draw:layer="layout" draw:type="curve" svg:x1="2.9cm" svg:y1="2.9cm" svg:x2="2.9cm" svg:y2="3.9cm" draw:start-shape="id7" draw:start-glue-point="2" draw:end-shape="id5" draw:end-glue-point="0" svg:d="M2900 2900v1000" svg:viewBox="0 0 1 1001">
          <text:p/>
        </draw:connector>
        <draw:connector draw:style-name="gr7" draw:text-style-name="P8" draw:layer="layout" draw:type="curve" svg:x1="2.95cm" svg:y1="6cm" svg:x2="2.9cm" svg:y2="6.9cm" draw:start-shape="id3" draw:start-glue-point="2" draw:end-shape="id1" draw:end-glue-point="0" svg:d="M2950 6000c0 675-50 225-50 900" svg:viewBox="0 0 51 901">
          <text:p/>
        </draw:connector>
      </draw:page>
      <draw:page draw:name="page2" draw:style-name="dp1" draw:master-page-name="Default">
        <draw:custom-shape draw:style-name="gr8" draw:text-style-name="P7" draw:layer="layout" svg:width="2.4cm" svg:height="0.9cm" draw:transform="skewX (0.0699877030049726) translate (1.7cm 2.5cm)">
          <text:p text:style-name="P9"><text:span text:style-name="T3">Parameters</text:span></text:p>
          <text:p text:style-name="P9"><text:span text:style-name="T3">(truecrypt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cm" svg:height="0.9cm" draw:transform="skewX (0.0699877030049726) translate (1.7cm 1.6cm)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9cm" draw:transform="skewX (0.0699877030049726) translate (1.7cm 4.3cm)">
          <text:p text:style-name="P9"><text:span text:style-name="T3">Parameters</text:span></text:p>
          <text:p text:style-name="P9"><text:span text:style-name="T3">(partmgr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cm" svg:height="0.9cm" draw:transform="skewX (0.0699877030049726) translate (1.7cm 3.4cm)">
          <text:p text:style-name="P9"><text:span text:style-name="T3">Completion</text:span></text:p>
          <text:p text:style-name="P9"><text:span text:style-name="T3">(truecrypt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4cm" svg:height="0.9cm" draw:transform="skewX (0.0699877030049726) translate (1.7cm 6.1cm)">
          <text:p text:style-name="P2">Parameters</text:p>
          <text:p text:style-name="P2">(disk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4cm" svg:height="0.9cm" draw:transform="skewX (0.0699877030049726) translate (1.7cm 5.2cm)">
          <text:p text:style-name="P2">Completion</text:p>
          <text:p text:style-name="P2">(partmgr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9cm" draw:transform="skewX (0.0699877030049726) translate (1.7cm 7.9cm)">
          <text:p text:style-name="P2">Parameters</text:p>
          <text:p text:style-name="P2">(usbstor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9cm" draw:transform="skewX (0.0699877030049726) translate (1.7cm 7cm)">
          <text:p text:style-name="P2">Completion</text:p>
          <text:p text:style-name="P2">(disk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55:01.625000000</meta:creation-date>
    <dc:date>2016-10-04T16:04:50.501000000</dc:date>
    <meta:editing-duration>PT52M44S</meta:editing-duration>
    <meta:editing-cycles>14</meta:editing-cycles>
    <meta:generator>LibreOffice/5.0.1.2$Windows_x86 LibreOffice_project/81898c9f5c0d43f3473ba111d7b351050be20261</meta:generator>
    <meta:document-statistic meta:object-count="23"/>
  </office:meta>
</office:document-meta>
</file>